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30.106cm"/>
    </style:style>
    <style:style style:name="co4" style:family="table-column">
      <style:table-column-properties fo:break-before="auto" style:column-width="13.938cm"/>
    </style:style>
    <style:style style:name="co5" style:family="table-column">
      <style:table-column-properties fo:break-before="auto" style:column-width="15.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30.217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14.049cm"/>
    </style:style>
    <style:style style:name="co12" style:family="table-column">
      <style:table-column-properties fo:break-before="auto" style:column-width="4.704cm"/>
    </style:style>
    <style:style style:name="co13" style:family="table-column">
      <style:table-column-properties fo:break-before="auto" style:column-width="15.515cm"/>
    </style:style>
    <style:style style:name="co14" style:family="table-column">
      <style:table-column-properties fo:break-before="auto" style:column-width="3.953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18.10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2.08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3.448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20161019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4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">
          <table:table-cell table:style-name="ce4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">
          <table:table-cell table:style-name="ce4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">
          <table:table-cell table:style-name="ce4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">
          <table:table-cell table:style-name="ce4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">
          <table:table-cell table:style-name="ce4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2">
          <table:table-cell table:style-name="ce4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  <text:p>Prüfen, ob der eingener Rechner Internetverbindung (Eduroam) hat und in die online Bibliotek suche kann. Wenn nicht konfigurieren bis zum nächsten Termin</text:p>
          </table:table-cell>
          <table:table-cell table:number-columns-repeated="1021"/>
        </table:table-row>
        <table:table-row table:style-name="ro1">
          <table:table-cell table:style-name="ce4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Vorbereitung Termin 2: Archaology paper, digital paleontology paper</text:p>
          </table:table-cell>
          <table:table-cell table:number-columns-repeated="1021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3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3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3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4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5 wissentschafliche Arbeiten die zwischen 2010 und 2016 veröffentlicht wurden.</text:p>
            <text:p>Lessen Sie die Sektion Materialen und Methoden und notieren Sie, ob die Daten und Datensätze mit den Paper veröffentlicht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 | website of library</text:p>
          </table:table-cell>
          <table:table-cell table:number-columns-repeated="1018"/>
        </table:table-row>
        <table:table-row table:style-name="ro5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öffentlichen wissenschaftliche Arbeiten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Pre-written email</text:p>
          </table:table-cell>
          <table:table-cell table:number-columns-repeated="1018"/>
        </table:table-row>
        <table:table-row table:style-name="ro3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2"/>
          <table:table-cell table:style-name="ce4" office:value-type="string" calcext:value-type="string">
            <text:p>Vorbereitung Termin 3: Reproducibility crisis, Transparency, data liberation, what is reproducibility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ransparenz und wiederholbarkei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nsparenz in der Wissenschaft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kapitulieren</text:p>
          </table:table-cell>
          <table:table-cell table:number-columns-repeated="1019"/>
        </table:table-row>
        <table:table-row table:style-name="ro6">
          <table:table-cell table:style-name="ce3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s wollten wir machen? Hausaufgabe Kontrolle an der Taf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en</text:p>
          </table:table-cell>
          <table:table-cell office:value-type="string" calcext:value-type="string">
            <text:p>Each student takes a dot and indicates on an A0 sheet the fraction of papers (e.g. 3/10) with published data he/she found</text:p>
            <text:p>And the number of Corresponding Authors that answered the email</text:p>
            <text:p>Oben: Thema schreiben</text:p>
            <text:p>Unten: Name schreiben</text:p>
          </table:table-cell>
          <table:table-cell table:number-columns-repeated="1018"/>
        </table:table-row>
        <table:table-row table:style-name="ro7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lenun interactiv: Was denken Sie daran, wenn Sie diese Ergebnisse sehen?</text:p>
          </table:table-cell>
          <table:table-cell office:value-type="string" calcext:value-type="string">
            <text:p>IV</text:p>
          </table:table-cell>
          <table:table-cell table:number-columns-repeated="1020"/>
        </table:table-row>
        <table:table-row table:style-name="ro8">
          <table:table-cell table:style-name="ce4" office:value-type="float" office:value="10.25" calcext:value-type="float">
            <text:p>10.2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enkpause: wie könnte das meine Karriere/Arbeit verhindern/schwer machen?</text:p>
            <text:p>Wie kann ich damit umgehen?</text:p>
            <text:p>Wie könnte ich das ändern?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zzgl. Unser leitfaden (Linux-&gt;RStudio-&gt;Markdown-&gt;Git)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nk-Pair-Share: Zu zwei auf eine Lösung sich einigen und ein Modell entwickeln um unsere Arbeit Transparent zu mach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: Entwickeln wir zusammen ein Model um unsere Arbeit Transparent zu machen und die wiederholtbarkeit unsere Analyzen zu förd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ntheze</text:p>
          </table:table-cell>
          <table:table-cell office:value-type="string" calcext:value-type="string">
            <text:p>A0 Blat for Model</text:p>
          </table:table-cell>
          <table:table-cell table:number-columns-repeated="1018"/>
        </table:table-row>
        <table:table-row table:style-name="ro3">
          <table:table-cell table:style-name="ce4" office:value-type="float" office:value="10.38" calcext:value-type="float">
            <text:p>10.3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nkpause: wie kann ich das zu meinen Vorteil nutzen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0.4" calcext:value-type="float">
            <text:p>10.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ange of topic: Reproducibility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float" office:value="10.42" calcext:value-type="float">
            <text:p>10.4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ideo presentation: is there a reproducibility crisis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9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producibility: zuruf da zu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0">
          <table:table-cell table:style-name="ce4" office:value-type="float" office:value="10.5" calcext:value-type="float">
            <text:p>10.5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Zu den Papers (Hausaufgabe), bewerten Sie die Materialien und Methoden. Auf eine 1-5 Skala, wie würden Sie die Wiederholbarkeit der Paper bewerten? Denken Sie daran, wenn ich das noch mal mache musste, könnte ich das machen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.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Plenun interactiv: Wer hat ein 1 Paper? Warum ist der mit 1 benotet? Wer hat ein 5 Paper warum ist das mit 5 benotet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nzelarbeit: für Ihre am schlechteste benotet Paper, was brauchen Sie um die Bewertung zu verbessern?</text:p>
            <text:p> Schreiben Sie 3 Fragen die Sie der Author des Papers stellen würden um die Arbeit wiederholen zu könn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1">
          <table:table-cell table:style-name="ce4"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u 4 diskutieren Sie was sie gerne wissen würden und finden Sie gemeinsamkeiten innerhalb der 4 Gruppe:</text:p>
            <text:p>Was soll ICH machen? Was sollen die Authoren machen? Schreiben Sie 1 Stichwörter zu jedem Perso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" calcext:value-type="float">
            <text:p>11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kussion, warum kann ich etwas nicht anfangen? Was ist meine eigene verantwortung als wissentschafler, was soll ich von meine Kollegen erwarten und verlangen?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ze von mi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1.36" calcext:value-type="float">
            <text:p>11.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usaufgabe beschreiben: wer macht was?</text:p>
          </table:table-cell>
          <table:table-cell table:number-columns-repeated="1021"/>
        </table:table-row>
        <table:table-row table:style-name="ro3">
          <table:table-cell table:style-name="ce4" office:value-type="float" office:value="11.45" calcext:value-type="float">
            <text:p>11.45</text:p>
          </table:table-cell>
          <table:table-cell table:number-columns-repeated="1023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_2" table:style-name="ta1">
        <table:table-column table:style-name="co16" table:default-cell-style-name="ce6"/>
        <table:table-column table:style-name="co6" table:number-columns-repeated="1023" table:default-cell-style-name="ce6"/>
        <table:table-row table:style-name="ro5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2" table:number-rows-repeated="104857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0:51:31.835412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8-26T17:06:44.519682401</dc:date>
    <meta:editing-duration>PT10H3M33S</meta:editing-duration>
    <meta:editing-cycles>275</meta:editing-cycles>
    <meta:generator>LibreOffice/4.3.3.2$Linux_X86_64 LibreOffice_project/430m0$Build-2</meta:generator>
    <meta:document-statistic meta:table-count="4" meta:cell-count="303" meta:object-count="0"/>
  </office:meta>
</office:document-meta>
</file>